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500000257212C9836533B33A2.png" manifest:media-type="image/png"/>
  <manifest:file-entry manifest:full-path="Pictures/100002010000014A000003BFB956D9A5A39A09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86cm" svg:y="0cm" svg:width="8.731cm" svg:height="25.374cm" draw:z-index="0"><draw:image xlink:href="Pictures/100002010000014A000003BFB956D9A5A39A09B8.png" xlink:type="simple" xlink:show="embed" xlink:actuate="onLoad" loext:mime-type="image/png"/></draw:frame><draw:frame draw:style-name="fr1" draw:name="Image2" text:anchor-type="paragraph" svg:x="8.816cm" svg:y="0cm" svg:width="8.599cm" svg:height="15.849cm" draw:z-index="1"><draw:image xlink:href="Pictures/100002010000014500000257212C9836533B33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7:20:41.647292468</meta:creation-date>
    <dc:date>2021-03-17T17:39:20.992009088</dc:date>
    <meta:editing-duration>PT8M2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